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style:writing-mode="lr-tb"/>
      <style:text-properties fo:color="#000000" loext:opacity="100%" style:font-name="Aptos" fo:font-size="12pt" fo:font-weight="bold"/>
    </style:style>
    <style:style style:name="P4" style:family="paragraph" style:parent-style-name="Standard">
      <style:paragraph-properties style:writing-mode="lr-tb"/>
      <style:text-properties fo:color="#000000" loext:opacity="100%" style:font-name="Aptos" fo:font-size="12pt" fo:font-weight="bold" officeooo:paragraph-rsid="00188079"/>
    </style:style>
    <style:style style:name="P5" style:family="paragraph" style:parent-style-name="Standard">
      <style:paragraph-properties fo:margin-top="0cm" fo:margin-bottom="0.499cm" style:contextual-spacing="false" style:writing-mode="lr-tb"/>
      <style:text-properties fo:color="#000000" loext:opacity="100%" style:font-name="Aptos" fo:font-size="12pt"/>
    </style:style>
    <style:style style:name="P6" style:family="paragraph" style:parent-style-name="Standard">
      <style:paragraph-properties style:writing-mode="lr-tb"/>
      <style:text-properties fo:color="#000000" loext:opacity="100%" style:font-name="Aptos" fo:font-size="12pt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 style:list-style-name="L4">
      <style:paragraph-properties fo:line-height="150%" style:writing-mode="lr-tb"/>
    </style:style>
    <style:style style:name="P10" style:family="paragraph" style:parent-style-name="Text_20_body" style:list-style-name="L1">
      <style:paragraph-properties fo:margin-top="0cm" fo:margin-bottom="0cm" style:contextual-spacing="false" style:writing-mode="lr-tb"/>
      <style:text-properties fo:color="#000000" loext:opacity="100%" style:font-name="Aptos" fo:font-size="12pt"/>
    </style:style>
    <style:style style:name="P11" style:family="paragraph" style:parent-style-name="Text_20_body" style:list-style-name="L1">
      <style:paragraph-properties style:writing-mode="lr-tb"/>
      <style:text-properties fo:color="#000000" loext:opacity="100%" style:font-name="Aptos" fo:font-size="12pt"/>
    </style:style>
    <style:style style:name="P12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font-name="Aptos" fo:font-size="12pt"/>
    </style:style>
    <style:style style:name="P13" style:family="paragraph" style:parent-style-name="Text_20_body" style:list-style-name="L2">
      <style:paragraph-properties fo:margin-top="0cm" fo:margin-bottom="0cm" style:contextual-spacing="false" style:writing-mode="lr-tb"/>
      <style:text-properties fo:color="#000000" loext:opacity="100%" style:font-name="Aptos" fo:font-size="12pt"/>
    </style:style>
    <style:style style:name="P14" style:family="paragraph" style:parent-style-name="Text_20_body" style:list-style-name="L2">
      <style:paragraph-properties style:writing-mode="lr-tb"/>
      <style:text-properties fo:color="#000000" loext:opacity="100%" style:font-name="Aptos" fo:font-size="12pt"/>
    </style:style>
    <style:style style:name="P15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font-name="Aptos" fo:font-size="12pt" fo:font-weight="bold"/>
    </style:style>
    <style:style style:name="P16" style:family="paragraph" style:parent-style-name="Text_20_body" style:list-style-name="L3">
      <style:paragraph-properties fo:margin-top="0cm" fo:margin-bottom="0cm" style:contextual-spacing="false" style:writing-mode="lr-tb"/>
      <style:text-properties fo:color="#000000" loext:opacity="100%" style:font-name="Aptos" fo:font-size="12pt"/>
    </style:style>
    <style:style style:name="P17" style:family="paragraph" style:parent-style-name="Text_20_body" style:list-style-name="L3">
      <style:paragraph-properties style:writing-mode="lr-tb"/>
      <style:text-properties fo:color="#000000" loext:opacity="100%" style:font-name="Aptos" fo:font-size="12pt"/>
    </style:style>
    <style:style style:name="P18" style:family="paragraph" style:parent-style-name="Text_20_body">
      <style:paragraph-properties style:writing-mode="lr-tb"/>
      <style:text-properties fo:color="#000000" loext:opacity="100%" style:font-name="Aptos" fo:font-size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chmark Details:</text:p>
      <text:p text:style-name="P7"/>
      <text:p text:style-name="P8">This repository contains benchmark details for speech processing research, including reference lab files, phoneme-based segmented files, pitch labels for syllable segments, and respective wavefiles for three languages: Tamil, Hindi, and English.</text:p>
      <text:p text:style-name="P8"/>
      <text:p text:style-name="P2">Folder Structure:</text:p>
      <text:p text:style-name="P8">The repository is organized as follows:</text:p>
      <text:p text:style-name="P8"/>
      <text:list xml:id="list1238765612" text:style-name="L4">
        <text:list-item>
          <text:p text:style-name="P9"><text:s text:c="4"/>Tamil: Contains files related to the Tamil language benchmark.</text:p>
        </text:list-item>
        <text:list-item>
          <text:p text:style-name="P9"><text:s text:c="4"/>Hindi: Contains files related to the Hindi language benchmark.</text:p>
        </text:list-item>
        <text:list-item>
          <text:p text:style-name="P9"><text:s text:c="4"/>English: Contains files related to the English language benchmark.</text:p>
          <text:p text:style-name="P9"/>
        </text:list-item>
      </text:list>
      <text:p text:style-name="P8">Each language folder contains the following types of files:</text:p>
      <text:p text:style-name="P8"><text:span text:style-name="T2">Phoneme-based Segmented Files: </text:span>These files contain speech signals segmented at the phoneme level. Each segment corresponds to a phoneme in the speech utterance.</text:p>
      <text:p text:style-name="P8"><text:span text:style-name="T2">Pitch Labels for Syllable Segments: </text:span>These files contain pitch labels associated with syllable segments in the speech utterance. Pitch information is crucial for prosody analysis and synthesis tasks.</text:p>
      <text:p text:style-name="P8"><text:span text:style-name="T2">Respective Wavefiles:</text:span> These are the raw speech wavefiles corresponding to the segmented and labeled files. They provide the actual speech signals for analysis and processing.</text:p>
      <text:p text:style-name="P8"/>
      <text:p text:style-name="P2">Usage:</text:p>
      <text:p text:style-name="P8">Researchers and practitioners in the field of speech processing can use these benchmark details for various purposes, including:</text:p>
      <text:p text:style-name="P8">Evaluating the performance of speech processing algorithms, such as speech recognition, speaker identification, and emotion recognition.</text:p>
      <text:p text:style-name="P8">Developing and testing new algorithms for phoneme segmentation, pitch estimation, and prosody analysis.</text:p>
      <text:p text:style-name="P8">Benchmarking the performance of speech processing systems across different languages and datasets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46:02.119069101</meta:creation-date>
    <dc:date>2024-06-04T09:49:28.663672152</dc:date>
    <meta:editing-duration>PT3M27S</meta:editing-duration>
    <meta:editing-cycles>1</meta:editing-cycles>
    <meta:document-statistic meta:table-count="0" meta:image-count="0" meta:object-count="0" meta:page-count="1" meta:paragraph-count="17" meta:word-count="217" meta:character-count="1587" meta:non-whitespace-character-count="1378"/>
    <meta:generator>LibreOffice/7.3.7.2$Linux_X86_64 LibreOffice_project/30$Build-2</meta:generator>
  </office:meta>
</office:document-meta>
</file>